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Util.hash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Util.buzhash( StringBuffer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Util.hash( StringBuffer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Util.buzhash( Strin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